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2">
      <style:text-properties officeooo:rsid="00068c5f" officeooo:paragraph-rsid="00068c5f"/>
    </style:style>
    <style:style style:name="P16" style:family="paragraph" style:parent-style-name="Text_20_body" style:list-style-name="L4">
      <style:text-properties officeooo:rsid="00068c5f" officeooo:paragraph-rsid="00068c5f"/>
    </style:style>
    <style:style style:name="P17" style:family="paragraph" style:parent-style-name="Text_20_body" style:list-style-name="L6">
      <style:text-properties officeooo:rsid="0006aa3c" officeooo:paragraph-rsid="0006aa3c"/>
    </style:style>
    <style:style style:name="P18" style:family="paragraph" style:parent-style-name="Text_20_body" style:list-style-name="L8">
      <style:text-properties officeooo:rsid="0006aa3c" officeooo:paragraph-rsid="0006aa3c"/>
    </style:style>
    <style:style style:name="P19" style:family="paragraph" style:parent-style-name="Text_20_body" style:list-style-name="L10">
      <style:text-properties officeooo:rsid="0008133f" officeooo:paragraph-rsid="0008133f"/>
    </style:style>
    <style:style style:name="P20" style:family="paragraph" style:parent-style-name="Text_20_body" style:list-style-name="L12">
      <style:text-properties officeooo:rsid="00082de5" officeooo:paragraph-rsid="00082de5"/>
    </style:style>
    <style:style style:name="P21" style:family="paragraph" style:parent-style-name="Text_20_body" style:list-style-name="L13">
      <style:text-properties officeooo:rsid="00082de5" officeooo:paragraph-rsid="00082de5"/>
    </style:style>
    <style:style style:name="P22" style:family="paragraph" style:parent-style-name="Text_20_body" style:list-style-name="L12">
      <style:paragraph-properties fo:margin-top="0in" fo:margin-bottom="0in" loext:contextual-spacing="false"/>
    </style:style>
    <style:style style:name="P23" style:family="paragraph" style:parent-style-name="Text_20_body" style:list-style-name="L13">
      <style:paragraph-properties fo:margin-top="0in" fo:margin-bottom="0in" loext:contextual-spacing="fals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Networks Fundamentals II Homework: </text:span><text:span text:style-name="Emphasis"><text:span text:style-name="T1">In a Network Far, Far Away!</text:span></text:span> </text:p>
      <text:p text:style-name="Standard"/>
      <text:h text:style-name="Heading_20_3" text:outline-level="3">Mission 1</text:h>
      <text:p text:style-name="Text_20_body"><text:span text:style-name="Strong_20_Emphasis">Issue</text:span>: Due to the DoS attack, the Empire took down the Resistance's DNS and primary email servers.</text:p>
      <text:list xml:id="list3655543727" text:style-name="L1">
        <text:list-item>
          <text:p text:style-name="P1">The Resistance's network team was able to build and deploy a new DNS server and mail server.</text:p>
        </text:list-item>
        <text:list-item>
          <text:p text:style-name="P1">The new primary mail server is <text:span text:style-name="Source_20_Text">asltx.l.google.com</text:span> and the secondary should be <text:span text:style-name="Source_20_Text">asltx.2.google.com</text:span>.</text:p>
        </text:list-item>
        <text:list-item>
          <text:p text:style-name="P1">The Resistance (starwars.com) is able to send emails but unable to receive any.</text:p>
        </text:list-item>
      </text:list>
      <text:p text:style-name="Text_20_body">Your mission:</text:p>
      <text:list xml:id="list2262255104" text:style-name="L2">
        <text:list-item>
          <text:p text:style-name="P2">Determine and document the mail servers for starwars.com using NSLOOKUP.</text:p>
          <text:list>
            <text:list-item>
              <text:p text:style-name="P15">See images</text:p>
            </text:list-item>
          </text:list>
        </text:list-item>
        <text:list-item>
          <text:p text:style-name="P2">Explain why the Resistance isn't receiving any emails.</text:p>
          <text:list>
            <text:list-item>
              <text:p text:style-name="P15">The listed URLs are incorrect </text:p>
            </text:list-item>
          </text:list>
        </text:list-item>
        <text:list-item>
          <text:p text:style-name="P2">Document what a corrected DNS record should be.</text:p>
          <text:list>
            <text:list-item>
              <text:p text:style-name="P15">1 asltx.1.google.com and 5 astltx.2.google.com</text:p>
            </text:list-item>
          </text:list>
        </text:list-item>
      </text:list>
      <text:h text:style-name="Heading_20_3" text:outline-level="3"><text:bookmark text:name="user-content-mission-2"/>Mission 2</text:h>
      <text:p text:style-name="Text_20_body"><text:span text:style-name="Strong_20_Emphasis">Issue</text:span>: Now that you've addressed the mail servers, all emails are coming through. However, users are still reporting that they haven't received mail from the <text:span text:style-name="Source_20_Text">theforce.net</text:span> alert bulletins.</text:p>
      <text:list xml:id="list845193471" text:style-name="L3">
        <text:list-item>
          <text:p text:style-name="P3">Many of the alert bulletins are being blocked or going into spam folders.</text:p>
        </text:list-item>
        <text:list-item>
          <text:p text:style-name="P3">This is probably due to the fact that <text:span text:style-name="Source_20_Text">theforce.net</text:span> changed the IP address of their mail server to <text:span text:style-name="Source_20_Text">45.23.176.21</text:span> while your network was down.</text:p>
        </text:list-item>
        <text:list-item>
          <text:p text:style-name="P3">These alerts are critical to identify pending attacks from the Empire.</text:p>
        </text:list-item>
      </text:list>
      <text:p text:style-name="Text_20_body">Your mission:</text:p>
      <text:list xml:id="list4048670712" text:style-name="L4">
        <text:list-item>
          <text:p text:style-name="P4">Determine and document the <text:span text:style-name="Source_20_Text">SPF</text:span> for <text:span text:style-name="Source_20_Text">theforce.net</text:span> using NSLOOKUP.</text:p>
          <text:list>
            <text:list-item>
              <text:p text:style-name="P16">See images</text:p>
            </text:list-item>
          </text:list>
        </text:list-item>
        <text:list-item>
          <text:p text:style-name="P4">Explain why the Force's emails are going to spam.</text:p>
          <text:list>
            <text:list-item>
              <text:p text:style-name="P16">Server IP address listed in SPF record is not correct.</text:p>
            </text:list-item>
          </text:list>
        </text:list-item>
        <text:list-item>
          <text:p text:style-name="P4">Document what a corrected DNS record should be.</text:p>
          <text:list>
            <text:list-item>
              <text:p text:style-name="P16">45.23.176.21</text:p>
            </text:list-item>
          </text:list>
        </text:list-item>
      </text:list>
      <text:h text:style-name="Heading_20_3" text:outline-level="3"><text:bookmark text:name="user-content-mission-3"/><text:soft-page-break/>Mission 3</text:h>
      <text:p text:style-name="Text_20_body"><text:span text:style-name="Strong_20_Emphasis">Issue</text:span>: You have successfully resolved all email issues and the resistance can now receive alert bulletins. However, the Resistance is unable to easily read the details of alert bulletins online.</text:p>
      <text:list xml:id="list1768412045" text:style-name="L5">
        <text:list-item>
          <text:p text:style-name="P5">They are supposed to be automatically redirected from their sub page of <text:span text:style-name="Source_20_Text">resistance.theforce.net</text:span> to <text:span text:style-name="Source_20_Text">theforce.net</text:span>. </text:p>
        </text:list-item>
      </text:list>
      <text:p text:style-name="Text_20_body">Your mission:</text:p>
      <text:list xml:id="list2064250657" text:style-name="L6">
        <text:list-item>
          <text:p text:style-name="P6">Document how a CNAME should look by viewing the CNAME of <text:span text:style-name="Source_20_Text">www.theforce.net</text:span> using NSLOOKUP.</text:p>
          <text:list>
            <text:list-item>
              <text:p text:style-name="P17">See images</text:p>
            </text:list-item>
          </text:list>
        </text:list-item>
        <text:list-item>
          <text:p text:style-name="P6">Explain why the sub page of <text:span text:style-name="Source_20_Text">resistance.theforce.net</text:span> isn't redirecting to <text:span text:style-name="Source_20_Text">theforce.net</text:span>.</text:p>
          <text:list>
            <text:list-item>
              <text:p text:style-name="P17">The canonical name is <text:a xlink:type="simple" xlink:href="http://www.theforce.net/" text:style-name="Internet_20_link" text:visited-style-name="Visited_20_Internet_20_Link">www.theforce.net</text:a> and is listed as theforce.net. It should be listed as resistance.theforce.net.</text:p>
            </text:list-item>
          </text:list>
        </text:list-item>
        <text:list-item>
          <text:p text:style-name="P6">Document what a corrected DNS record should be.</text:p>
          <text:list>
            <text:list-item>
              <text:p text:style-name="P17">The DNS should read resistance.theforce.net and not theforce.net</text:p>
            </text:list-item>
          </text:list>
        </text:list-item>
      </text:list>
      <text:h text:style-name="Heading_20_3" text:outline-level="3"><text:bookmark text:name="user-content-mission-4"/>Mission 4</text:h>
      <text:p text:style-name="Text_20_body"><text:span text:style-name="Strong_20_Emphasis">Issue</text:span>: During the attack, it was determined that the Empire also took down the primary DNS server of <text:span text:style-name="Source_20_Text">princessleia.site</text:span>.</text:p>
      <text:list xml:id="list2951654986" text:style-name="L7">
        <text:list-item>
          <text:p text:style-name="P7">Fortunately, the DNS server for <text:span text:style-name="Source_20_Text">princessleia.site</text:span> is backed up and functioning.</text:p>
        </text:list-item>
        <text:list-item>
          <text:p text:style-name="P7">However, the Resistance was unable to access this important site during the attacks and now they need you to prevent this from happening again.</text:p>
        </text:list-item>
        <text:list-item>
          <text:p text:style-name="P7">The Resistance's networking team provided you with a backup DNS server of: <text:span text:style-name="Source_20_Text">ns2.galaxybackup.com</text:span>.</text:p>
        </text:list-item>
      </text:list>
      <text:p text:style-name="Text_20_body">Your mission:</text:p>
      <text:list xml:id="list2742190706" text:style-name="L8">
        <text:list-item>
          <text:p text:style-name="P8">Confirm the DNS records for <text:span text:style-name="Source_20_Text">princessleia.site</text:span>.</text:p>
          <text:list>
            <text:list-item>
              <text:p text:style-name="P18">See images </text:p>
            </text:list-item>
            <text:list-item>
              <text:p text:style-name="P18">princessleia.site nameserver = ns26.domain control.com</text:p>
            </text:list-item>
            <text:list-item>
              <text:p text:style-name="P18">princessleia.site nameserver = ns25.domain control.com</text:p>
            </text:list-item>
          </text:list>
        </text:list-item>
        <text:list-item>
          <text:p text:style-name="P8">Document how you would fix the DNS record to prevent this issue from happening again.</text:p>
          <text:list>
            <text:list-item>
              <text:p text:style-name="P18">ns2.galaxybackups.com for the DNS backup server should be addes to the nameserver. It is currently unlisted.</text:p>
              <text:list>
                <text:list-item>
                  <text:p text:style-name="P18"><text:soft-page-break/>princessleia.site nameserver = ns25.domaincontrol.com</text:p>
                </text:list-item>
                <text:list-item>
                  <text:p text:style-name="P18">princessleia.site nameserver = ns2 .galaxybackup.com</text:p>
                </text:list-item>
              </text:list>
            </text:list-item>
          </text:list>
        </text:list-item>
      </text:list>
      <text:h text:style-name="Heading_20_3" text:outline-level="3"><text:bookmark text:name="user-content-mission-5"/>Mission 5</text:h>
      <text:p text:style-name="Text_20_body"><text:span text:style-name="Strong_20_Emphasis">Issue</text:span>: The network traffic from the planet of <text:span text:style-name="Source_20_Text">Batuu</text:span> to the planet of <text:span text:style-name="Source_20_Text">Jedha</text:span> is very slow.</text:p>
      <text:list xml:id="list202189970" text:style-name="L9">
        <text:list-item>
          <text:p text:style-name="P9">You have been provided a network map with a list of planets connected between <text:span text:style-name="Source_20_Text">Batuu</text:span> and <text:span text:style-name="Source_20_Text">Jedha</text:span>.</text:p>
        </text:list-item>
        <text:list-item>
          <text:p text:style-name="P9">It has been determined that the slowness is due to the Empire attacking <text:span text:style-name="Source_20_Text">Planet N</text:span>.</text:p>
        </text:list-item>
      </text:list>
      <text:p text:style-name="Text_20_body">Your Mission:</text:p>
      <text:list xml:id="list2125396515" text:style-name="L10">
        <text:list-item>
          <text:p text:style-name="P10">View the <text:a xlink:type="simple" xlink:href="../../../../../../../../University-of-Minnesota-Boot-Camp/uofm-virt-cyber-pt-06-2021-u-lol/-/raw/master/09-Networking-Fundamentals-II-and-CTF-Review/homework/resources/Galaxy_Network_map.png" text:style-name="Internet_20_link" text:visited-style-name="Visited_20_Internet_20_Link">Galaxy Network Map</text:a> and determine the <text:span text:style-name="Source_20_Text">OSPF</text:span> shortest path from <text:span text:style-name="Source_20_Text">Batuu</text:span> to <text:span text:style-name="Source_20_Text">Jedha</text:span>.</text:p>
        </text:list-item>
        <text:list-item>
          <text:p text:style-name="P10">Confirm your path doesn't include <text:span text:style-name="Source_20_Text">Planet N</text:span> in its route.</text:p>
        </text:list-item>
        <text:list-item>
          <text:p text:style-name="P10">Document this shortest path so it can be used by the Resistance to develop a static route to improve the traffic. </text:p>
          <text:list>
            <text:list-item>
              <text:p text:style-name="P19">Ideal path is Batuu→D→C→E→F→J→I→L→Q→T→V→Jedha </text:p>
            </text:list-item>
          </text:list>
        </text:list-item>
      </text:list>
      <text:h text:style-name="Heading_20_3" text:outline-level="3"><text:bookmark text:name="user-content-mission-6"/>Mission 6</text:h>
      <text:p text:style-name="Text_20_body"><text:span text:style-name="Strong_20_Emphasis">Issue:</text:span> Due to all these attacks, the Resistance is determined to seek revenge for the damage the Empire has caused.</text:p>
      <text:list xml:id="list490663016" text:style-name="L11">
        <text:list-item>
          <text:p text:style-name="P11">You are tasked with gathering secret information from the Dark Side network servers that can be used to launch network attacks against the Empire.</text:p>
        </text:list-item>
        <text:list-item>
          <text:p text:style-name="P11">You have captured some of the Dark Side's encrypted wireless internet traffic in the following pcap: <text:a xlink:type="simple" xlink:href="../../../../../../../../University-of-Minnesota-Boot-Camp/uofm-virt-cyber-pt-06-2021-u-lol/-/blob/master/09-Networking-Fundamentals-II-and-CTF-Review/homework/resources/Darkside.pcap" text:style-name="Internet_20_link" text:visited-style-name="Visited_20_Internet_20_Link">Darkside.pcap</text:a>.</text:p>
        </text:list-item>
      </text:list>
      <text:p text:style-name="Text_20_body">Your Mission:</text:p>
      <text:list xml:id="list1166465893" text:style-name="L12">
        <text:list-item>
          <text:p text:style-name="P12">Figure out the Dark Side's secret wireless key by using Aircrack-ng.</text:p>
          <text:list>
            <text:list-item>
              <text:p text:style-name="P12">Hint: This is a more challenging encrypted wireless traffic using WPA.</text:p>
            </text:list-item>
            <text:list-item>
              <text:p text:style-name="P12">In order to decrypt, you will need to use a wordlist (-w) such as <text:span text:style-name="Source_20_Text">rockyou.txt</text:span>.</text:p>
            </text:list-item>
          </text:list>
        </text:list-item>
        <text:list-item>
          <text:p text:style-name="P12">Use the Dark Side's key to decrypt the wireless traffic in Wireshark.</text:p>
          <text:list>
            <text:list-item>
              <text:p text:style-name="P22">Hint: The format for they key to decrypt wireless is <text:span text:style-name="Source_20_Text">&lt;Wireless_key&gt;:&lt;SSID&gt;</text:span>. </text:p>
            </text:list-item>
          </text:list>
        </text:list-item>
        <text:list-item>
          <text:p text:style-name="P12">Once you have decrypted the traffic, figure out the following Dark Side information:</text:p>
          <text:list>
            <text:list-item>
              <text:p text:style-name="P12">Host IP Addresses and MAC Addresses by looking at the decrypted <text:span text:style-name="Source_20_Text">ARP</text:span> traffic.</text:p>
            </text:list-item>
            <text:list-item>
              <text:p text:style-name="P12">Document these IP and MAC Addresses, as the resistance will use these IP addresses to launch a retaliatory attack.</text:p>
              <text:list>
                <text:list-item>
                  <text:p text:style-name="P20"><text:soft-page-break/>Aircrack-ng -w rockyou.txt Darkside.pcap shows the following WPA key &lt;dictionary&gt; for the SSID &lt;linksys&gt;</text:p>
                </text:list-item>
                <text:list-item>
                  <text:p text:style-name="P20">Attacker/ host MAC address: IntelCor_gg:98:ef (00:13:ce:55:98:ef)</text:p>
                </text:list-item>
                <text:list-item>
                  <text:p text:style-name="P20">Attacker/host IP address: 172.16.0.101</text:p>
                </text:list-item>
              </text:list>
            </text:list-item>
          </text:list>
        </text:list-item>
      </text:list>
      <text:h text:style-name="Heading_20_3" text:outline-level="3"><text:bookmark text:name="user-content-mission-7"/>Mission 7</text:h>
      <text:p text:style-name="Text_20_body">As a thank you for saving the galaxy, the Resistance wants to send you a secret message!</text:p>
      <text:p text:style-name="Text_20_body">Your Mission:</text:p>
      <text:list xml:id="list3964797058" text:style-name="L13">
        <text:list-item>
          <text:p text:style-name="P13">View the DNS record from Mission #4.</text:p>
        </text:list-item>
        <text:list-item>
          <text:p text:style-name="P13">The Resistance provided you with a hidden message in the <text:span text:style-name="Source_20_Text">TXT</text:span> record, with several steps to follow.</text:p>
        </text:list-item>
        <text:list-item>
          <text:p text:style-name="P13">Follow the steps from the <text:span text:style-name="Source_20_Text">TXT</text:span> record.</text:p>
          <text:list>
            <text:list-item>
              <text:p text:style-name="P23"><text:span text:style-name="Strong_20_Emphasis">Note</text:span>: A backup option is provided in the TXT record (as a website) in case the main telnet site is unavailable </text:p>
            </text:list-item>
          </text:list>
        </text:list-item>
        <text:list-item>
          <text:p text:style-name="P13">Take a screen shot of the results.</text:p>
          <text:list>
            <text:list-item>
              <text:p text:style-name="P21">See images</text:p>
            </text:list-item>
          </text:list>
        </text:list-item>
      </text:list>
      <text:h text:style-name="Heading_20_3" text:outline-level="3"><text:bookmark text:name="user-content-conclusion"/>Conclusion</text:h>
      <text:list xml:id="list1430013483" text:style-name="L14">
        <text:list-item>
          <text:p text:style-name="P14">Submit your results and findings from every mission.</text:p>
        </text:list-item>
        <text:list-item>
          <text:p text:style-name="P14">Congratulations, you have completed your mission and saved the Galaxy!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5T16:04:51.857000000</meta:creation-date>
    <dc:date>2021-08-25T16:46:00.802000000</dc:date>
    <meta:editing-duration>PT10M6S</meta:editing-duration>
    <meta:editing-cycles>2</meta:editing-cycles>
    <meta:generator>LibreOffice/5.4.2.2$Windows_X86_64 LibreOffice_project/22b09f6418e8c2d508a9eaf86b2399209b0990f4</meta:generator>
    <meta:document-statistic meta:table-count="0" meta:image-count="0" meta:object-count="0" meta:page-count="4" meta:paragraph-count="86" meta:word-count="929" meta:character-count="5557" meta:non-whitespace-character-count="4769"/>
  </office:meta>
</office:document-meta>
</file>